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6cm" svg:height="3cm" svg:x="2.2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2.6cm" svg:height="3cm" svg:x="15.3cm" svg:y="6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3.9cm" svg:y1="8.2cm" svg:x2="14.3cm" svg:y2="8.3cm">
          <text:p/>
        </draw:line>
        <draw:custom-shape draw:style-name="gr4" draw:text-style-name="P1" draw:layer="layout" svg:width="1.7cm" svg:height="2.6cm" svg:x="2.663cm" svg:y="10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layer="layout" svg:width="2.09cm" svg:height="0.963cm" svg:x="7.7cm" svg:y="7.4cm">
          <draw:text-box>
            <text:p>Stoss</text:p>
          </draw:text-box>
        </draw:frame>
        <draw:line draw:style-name="gr3" draw:text-style-name="P1" draw:layer="layout" svg:x1="4.4cm" svg:y1="11.9cm" svg:x2="7.1cm" svg:y2="8.2cm">
          <text:p/>
        </draw:line>
        <draw:line draw:style-name="gr3" draw:text-style-name="P1" draw:layer="layout" svg:x1="4.7cm" svg:y1="15cm" svg:x2="7.6cm" svg:y2="8.4cm">
          <text:p/>
        </draw:line>
        <draw:line draw:style-name="gr3" draw:text-style-name="P1" draw:layer="layout" svg:x1="4.9cm" svg:y1="17.5cm" svg:x2="4.8cm" svg:y2="8.5cm">
          <text:p/>
        </draw:line>
        <draw:line draw:style-name="gr3" draw:text-style-name="P1" draw:layer="layout" svg:x1="7.3cm" svg:y1="22.8cm" svg:x2="16.3cm" svg:y2="9.9cm">
          <text:p/>
        </draw:line>
        <draw:frame draw:style-name="gr5" draw:layer="layout" svg:width="6.204cm" svg:height="1.675cm" svg:x="7.1cm" svg:y="10.925cm">
          <draw:text-box>
            <text:p>Zusatzkarte</text:p>
            <text:p>Verstärkt den Angriff</text:p>
          </draw:text-box>
        </draw:frame>
        <draw:custom-shape draw:style-name="gr4" draw:text-style-name="P1" draw:layer="layout" svg:width="1.7cm" svg:height="1.7cm" svg:x="3.1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1cm" svg:y1="8.3cm" svg:x2="14.5cm" svg:y2="8.3cm">
          <text:p/>
        </draw:line>
        <draw:line draw:style-name="gr6" draw:text-style-name="P1" draw:layer="layout" svg:x1="7.6cm" svg:y1="8.8cm" svg:x2="14.5cm" svg:y2="8.8cm">
          <text:p/>
        </draw:line>
        <draw:custom-shape draw:style-name="gr1" draw:text-style-name="P1" draw:layer="layout" svg:width="0.9cm" svg:height="0.9cm" svg:x="3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6.653cm" svg:height="1.675cm" svg:x="5.547cm" svg:y="14.6cm">
          <draw:text-box>
            <text:p>Angriffsstoß<text:line-break/>verdoppelt den Angriff</text:p>
          </draw:text-box>
        </draw:frame>
        <draw:frame draw:style-name="gr5" draw:layer="layout" svg:width="2.932cm" svg:height="0.963cm" svg:x="4.5cm" svg:y="6.637cm">
          <draw:text-box>
            <text:p>Stabilität</text:p>
          </draw:text-box>
        </draw:frame>
        <draw:custom-shape draw:style-name="gr4" draw:text-style-name="P1" draw:layer="layout" svg:width="1.8cm" svg:height="1.9cm" svg:x="4cm" svg:y="17.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" draw:text-style-name="P1" draw:layer="layout" svg:width="0.7cm" svg:height="0.6cm" svg:x="4.4cm" svg:y="8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5" draw:layer="layout" svg:width="8.427cm" svg:height="1.675cm" svg:x="11.173cm" svg:y="17.7cm">
          <draw:text-box>
            <text:p>Stabilität</text:p>
            <text:p>Bestimmt die Maximalstärke</text:p>
          </draw:text-box>
        </draw:frame>
        <draw:custom-shape draw:style-name="gr4" draw:text-style-name="P1" draw:layer="layout" svg:width="2.5cm" svg:height="2.3cm" svg:x="4.6cm" svg:y="21.5cm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frame draw:style-name="gr5" draw:layer="layout" svg:width="8.186cm" svg:height="1.675cm" svg:x="10.1cm" svg:y="21.7cm">
          <draw:text-box>
            <text:p>Spezialangriff</text:p>
            <text:p>Greift den Gegner direkt an</text:p>
          </draw:text-box>
        </draw:frame>
        <draw:frame draw:style-name="gr5" draw:layer="layout" svg:width="2.614cm" svg:height="0.963cm" svg:x="15.7cm" svg:y="5.4cm">
          <draw:text-box>
            <text:p>Gegner</text:p>
          </draw:text-box>
        </draw:frame>
        <draw:frame draw:style-name="gr5" draw:text-style-name="P2" draw:layer="layout" svg:width="9.045cm" svg:height="1.826cm" svg:x="5.755cm" svg:y="1.874cm">
          <draw:text-box>
            <text:p><text:span text:style-name="T1">Kampf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8-31T10:35:55.67</meta:creation-date>
    <dc:date>2011-08-31T20:27:41.24</dc:date>
    <meta:editing-duration>PT8H35M28S</meta:editing-duration>
    <meta:editing-cycles>4</meta:editing-cycles>
    <meta:generator>LibreOffice/3.4$Win32 LibreOffice_project/340m1$Build-203</meta:generator>
    <meta:document-statistic meta:object-count="23"/>
  </office:meta>
</office:document-meta>
</file>